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Monaco, 'Lucida Console', 'Liberation Mono', 'DejaVu Sans Mono', 'Bitstream Vera Sans Mono', 'Courier New'"/>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6.5625in" fo:margin-left="0.3333in" table:align="left"/>
    </style:style>
    <style:style style:name="Table1.A" style:family="table-column">
      <style:table-column-properties style:column-width="6.5625in"/>
    </style:style>
    <style:style style:name="Table1.A1" style:family="table-cell">
      <style:table-cell-properties style:vertical-align="middle" fo:padding="0in" fo:border="none"/>
    </style:style>
    <style:style style:name="Table2" style:family="table">
      <style:table-properties style:width="6.4868in" fo:margin-left="0.3333in" table:align="left"/>
    </style:style>
    <style:style style:name="Table2.A" style:family="table-column">
      <style:table-column-properties style:column-width="6.4868in"/>
    </style:style>
    <style:style style:name="Table2.A1" style:family="table-cell">
      <style:table-cell-properties style:vertical-align="middle" fo:padding="0in" fo:border="none"/>
    </style:style>
    <style:style style:name="P1" style:family="paragraph" style:parent-style-name="Heading_20_1">
      <loext:graphic-properties draw:fill="solid" draw:fill-color="#d6ff59" draw:opacity="100%"/>
      <style:paragraph-properties fo:margin-left="0.0102in" fo:margin-right="0.0102in" fo:margin-top="0in" fo:margin-bottom="0in" style:contextual-spacing="false" fo:line-height="109%" fo:text-align="center" style:justify-single-word="false" fo:text-indent="0in" style:auto-text-indent="false" fo:background-color="#d6ff59" fo:padding="0in" fo:border="none"/>
      <style:text-properties style:font-name="inherit" fo:font-size="21pt" fo:font-weight="bold"/>
    </style:style>
    <style:style style:name="P2" style:family="paragraph" style:parent-style-name="Standard">
      <style:paragraph-properties fo:margin-left="0.0102in" fo:margin-right="0.1146in" fo:margin-top="0in" fo:margin-bottom="0.1965in" style:contextual-spacing="false" fo:line-height="133%" fo:text-indent="0in" style:auto-text-indent="false"/>
    </style:style>
    <style:style style:name="P3"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4" style:family="paragraph" style:parent-style-name="Text_20_body">
      <style:paragraph-properties fo:margin-left="0.0102in" fo:margin-right="0.1146in" fo:line-height="133%" fo:text-indent="0in" style:auto-text-indent="false"/>
    </style:style>
    <style:style style:name="P5" style:family="paragraph" style:parent-style-name="Text_20_body">
      <style:paragraph-properties fo:margin-left="0.3335in" fo:margin-right="0.0102in" fo:margin-top="0in" fo:margin-bottom="0in" style:contextual-spacing="false" fo:line-height="150%" fo:orphans="2" fo:widows="2" fo:text-indent="0in" style:auto-text-indent="false" fo:padding="0in" fo:border="none"/>
    </style:style>
    <style:style style:name="P6" style:family="paragraph" style:parent-style-name="Text_20_body">
      <style:paragraph-properties fo:margin-left="0.3335in" fo:margin-right="0.0102in" fo:margin-top="0in" fo:margin-bottom="0in" style:contextual-spacing="false" fo:line-height="150%" fo:orphans="2" fo:widows="2" fo:text-indent="0in" style:auto-text-indent="false"/>
    </style:style>
    <style:style style:name="P7" style:family="paragraph" style:parent-style-name="Text_20_body" style:list-style-name="L1">
      <style:paragraph-properties fo:margin-left="0.3335in" fo:margin-right="0.0102in" fo:margin-top="0in" fo:margin-bottom="0in" style:contextual-spacing="false" fo:line-height="150%" fo:orphans="2" fo:widows="2" fo:text-indent="0in" style:auto-text-indent="false" fo:padding="0in" fo:border="none"/>
    </style:style>
    <style:style style:name="P8" style:family="paragraph" style:parent-style-name="Text_20_body" style:list-style-name="L2">
      <style:paragraph-properties fo:margin-left="0.3335in" fo:margin-right="0.0102in" fo:margin-top="0in" fo:margin-bottom="0in" style:contextual-spacing="false" fo:line-height="150%" fo:orphans="2" fo:widows="2" fo:text-indent="0in" style:auto-text-indent="false" fo:padding="0in" fo:border="none"/>
    </style:style>
    <style:style style:name="P9" style:family="paragraph" style:parent-style-name="Text_20_body">
      <style:paragraph-properties fo:margin-left="0.3335in" fo:margin-right="0.0102in" fo:margin-top="0in" fo:margin-bottom="0in" style:contextual-spacing="false" fo:orphans="2" fo:widows="2" fo:text-indent="0in" style:auto-text-indent="false" fo:padding="0in" fo:border="none"/>
      <style:text-properties fo:font-variant="normal" fo:text-transform="none" fo:color="#2b2b2b" loext:opacity="100%" style:font-name="inherit" fo:font-size="12pt" fo:letter-spacing="normal" fo:font-style="normal" fo:font-weight="bold" fo:background-color="#99ffcc" loext:padding-left="0.0209in" loext:padding-right="0in" loext:padding-top="0.0209in" loext:padding-bottom="0.0193in" loext:border-left="0.06pt solid #19c619" loext:border-right="none" loext:border-top="0.06pt solid #19c619" loext:border-bottom="0.06pt solid #19c619"/>
    </style:style>
    <style:style style:name="P10" style:family="paragraph" style:parent-style-name="Text_20_body">
      <style:paragraph-properties fo:margin-left="0.3335in" fo:margin-right="0.0102in" fo:margin-top="0in" fo:margin-bottom="0in" style:contextual-spacing="false" fo:orphans="2" fo:widows="2" fo:text-indent="0in" style:auto-text-indent="false"/>
      <style:text-properties fo:font-variant="normal" fo:text-transform="none" fo:color="#2b2b2b" loext:opacity="100%" style:font-name="inherit" fo:font-size="12pt" fo:letter-spacing="normal" fo:font-style="normal" fo:font-weight="bold" fo:background-color="#99ffcc" loext:padding-left="0.0209in" loext:padding-right="0in" loext:padding-top="0.0209in" loext:padding-bottom="0.0193in" loext:border-left="0.06pt solid #19c619" loext:border-right="none" loext:border-top="0.06pt solid #19c619" loext:border-bottom="0.06pt solid #19c619"/>
    </style:style>
    <style:style style:name="P11" style:family="paragraph" style:parent-style-name="Text_20_body">
      <style:paragraph-properties fo:margin-left="0.3335in" fo:margin-right="0.0102in" fo:margin-top="0in" fo:margin-bottom="0in" style:contextual-spacing="false" style:line-height-at-least="0.1665in" fo:orphans="2" fo:widows="2" fo:text-indent="0in" style:auto-text-indent="false"/>
      <style:text-properties fo:font-variant="normal" fo:text-transform="none" fo:color="#2b2b2b" loext:opacity="100%" style:font-name="inherit" fo:font-size="12pt" fo:letter-spacing="normal" fo:font-style="normal" fo:font-weight="bold" fo:background-color="#fcba43" loext:padding="0in" loext:border="none"/>
    </style:style>
    <style:style style:name="P12" style:family="paragraph" style:parent-style-name="Text_20_body">
      <style:paragraph-properties fo:margin-left="0.3335in" fo:margin-right="0.0102in" fo:margin-top="0in" fo:margin-bottom="0in" style:contextual-spacing="false" style:line-height-at-least="0.1665in" fo:orphans="2" fo:widows="2" fo:text-indent="0in" style:auto-text-indent="false"/>
      <style:text-properties fo:font-variant="normal" fo:text-transform="none" fo:color="#444444" loext:opacity="100%" style:font-name="inherit" fo:font-size="12pt" fo:letter-spacing="normal" fo:font-weight="bold" fo:background-color="#ffffff" style:font-name-asian="inherit" style:font-size-asian="12pt" style:font-weight-asian="bold" style:font-name-complex="inherit" style:font-size-complex="12pt" style:font-weight-complex="bold" loext:padding="0in" loext:border="none"/>
    </style:style>
    <style:style style:name="P13" style:family="paragraph" style:parent-style-name="Text_20_body">
      <style:paragraph-properties fo:margin-left="0.3335in" fo:margin-right="0.0102in" fo:margin-top="0in" fo:margin-bottom="0in" style:contextual-spacing="false" fo:orphans="2" fo:widows="2" fo:text-indent="0in" style:auto-text-indent="false"/>
      <style:text-properties fo:font-variant="normal" fo:text-transform="none" fo:color="#dad9d7" loext:opacity="100%" style:font-name="inherit" fo:font-size="12pt" fo:letter-spacing="normal" fo:font-style="normal" fo:font-weight="normal" fo:background-color="#1a1a1a" loext:padding-left="0.0193in" loext:padding-right="0in" loext:padding-top="0.0193in" loext:padding-bottom="0.0193in" loext:border-left="0.06pt solid #e6e6e6" loext:border-right="none" loext:border-top="0.06pt solid #e6e6e6" loext:border-bottom="0.06pt solid #e6e6e6"/>
    </style:style>
    <style:style style:name="P14" style:family="paragraph" style:parent-style-name="Text_20_body">
      <style:paragraph-properties fo:margin-left="0.3335in" fo:margin-right="0.0102in" fo:margin-top="0in" fo:margin-bottom="0in" style:contextual-spacing="false" fo:orphans="2" fo:widows="2" fo:text-indent="0in" style:auto-text-indent="false" fo:padding="0in" fo:border="none"/>
    </style:style>
    <style:style style:name="P15" style:family="paragraph" style:parent-style-name="Text_20_body">
      <style:paragraph-properties fo:margin-left="0.3335in" fo:margin-right="0.0102in" fo:margin-top="0in" fo:margin-bottom="0in" style:contextual-spacing="false" fo:orphans="2" fo:widows="2" fo:text-indent="0in" style:auto-text-indent="false"/>
    </style:style>
    <style:style style:name="T1" style:family="text">
      <style:text-properties fo:text-transform="capitalize" fo:color="#767676" loext:opacity="100%" style:text-line-through-style="none" style:text-line-through-type="none" style:font-name="inherit" fo:font-size="9pt" style:text-underline-style="none" fo:font-weight="normal" style:text-blinking="false" fo:background-color="#ffffff" loext:char-shading-value="0" loext:padding="0in" loext:border="none"/>
    </style:style>
    <style:style style:name="T2" style:family="text">
      <style:text-properties fo:text-transform="uppercase" fo:color="#2b2b2b" loext:opacity="100%" style:text-line-through-style="none" style:text-line-through-type="none" style:font-name="inherit" fo:font-size="9pt" style:text-underline-style="none" fo:font-weight="bold" style:text-blinking="false" fo:background-color="#ffffff" loext:char-shading-value="0" loext:padding="0in" loext:border="none"/>
    </style:style>
    <style:style style:name="T3" style:family="text">
      <style:text-properties fo:font-variant="normal" fo:text-transform="none" fo:color="#2b2b2b" loext:opacity="100%" style:font-name="inherit" fo:font-size="12pt" fo:letter-spacing="normal" fo:font-style="normal" fo:font-weight="bold" fo:background-color="#ffffff" loext:char-shading-value="0" loext:padding="0in" loext:border="none"/>
    </style:style>
    <style:style style:name="T4" style:family="text">
      <style:text-properties fo:font-variant="normal" fo:text-transform="none" fo:color="#2b2b2b" loext:opacity="100%" style:font-name="inherit" fo:font-size="12pt" fo:letter-spacing="normal" fo:font-style="normal" fo:font-weight="bold" fo:background-color="#99ffcc" loext:char-shading-value="0" loext:padding-left="0.0209in" loext:padding-right="0in" loext:padding-top="0.0209in" loext:padding-bottom="0.0193in" loext:border-left="0.06pt solid #19c619" loext:border-right="none" loext:border-top="0.06pt solid #19c619" loext:border-bottom="0.06pt solid #19c619"/>
    </style:style>
    <style:style style:name="T5" style:family="text">
      <style:text-properties fo:font-variant="normal" fo:text-transform="none" fo:color="#2b2b2b" loext:opacity="100%" style:font-name="inherit" fo:font-size="12pt" fo:letter-spacing="normal" fo:font-style="normal" fo:font-weight="bold" fo:background-color="#e8e8e8" loext:char-shading-value="0" loext:padding="0in" loext:border="none"/>
    </style:style>
    <style:style style:name="T6" style:family="text">
      <style:text-properties fo:font-variant="normal" fo:text-transform="none" fo:color="#2b2b2b" loext:opacity="100%" style:font-name="inherit" fo:font-size="12pt" fo:letter-spacing="normal" fo:font-style="normal" fo:font-weight="normal" fo:background-color="#ffffff" loext:char-shading-value="0" loext:padding="0in" loext:border="none"/>
    </style:style>
    <style:style style:name="T7" style:family="text">
      <style:text-properties fo:font-variant="normal" fo:text-transform="none" fo:color="#2b2b2b" loext:opacity="100%" style:font-name="inherit" fo:font-size="12pt" fo:letter-spacing="normal" fo:font-weight="bold" fo:background-color="#ffffff" loext:char-shading-value="0" loext:padding="0in" loext:border="none"/>
    </style:style>
    <style:style style:name="T8" style:family="text">
      <style:text-properties fo:font-variant="normal" fo:text-transform="none" fo:color="#2b2b2b" loext:opacity="100%" style:font-name="inherit" fo:letter-spacing="normal" fo:font-weight="bold" fo:background-color="#99ffcc" loext:char-shading-value="0" loext:padding-left="0.0209in" loext:padding-right="0in" loext:padding-top="0.0209in" loext:padding-bottom="0.0193in" loext:border-left="0.06pt solid #19c619" loext:border-right="none" loext:border-top="0.06pt solid #19c619" loext:border-bottom="0.06pt solid #19c619"/>
    </style:style>
    <style:style style:name="T9" style:family="text">
      <style:text-properties fo:font-variant="normal" fo:text-transform="none" fo:color="#2b2b2b" loext:opacity="100%" style:font-name="Monaco" fo:font-size="12pt" fo:letter-spacing="normal" fo:font-style="normal" fo:font-weight="bold" fo:background-color="#ffffff" loext:char-shading-value="0" loext:padding="0in" loext:border="none"/>
    </style:style>
    <style:style style:name="T10" style:family="text">
      <style:text-properties fo:font-variant="normal" fo:text-transform="none" fo:color="#2b2b2b" loext:opacity="100%" style:font-name="Monaco" fo:font-size="12pt" fo:letter-spacing="normal" fo:font-style="normal" fo:font-weight="bold" fo:background-color="#99ffcc" loext:char-shading-value="0" loext:padding="0in" loext:border="none"/>
    </style:style>
    <style:style style:name="T11" style:family="text">
      <style:text-properties fo:font-variant="normal" fo:text-transform="none" fo:color="#2b2b2b" loext:opacity="100%" style:font-name="Monaco" fo:letter-spacing="normal" fo:font-weight="bold" fo:background-color="#99ffcc" loext:char-shading-value="0" loext:padding="0in" loext:border="none"/>
    </style:style>
    <style:style style:name="T12" style:family="text">
      <style:text-properties fo:font-variant="normal" fo:text-transform="none" fo:color="#2b2b2b" loext:opacity="100%" fo:letter-spacing="normal" fo:background-color="#ffffff" loext:char-shading-value="0" loext:padding="0in" loext:border="none"/>
    </style:style>
    <style:style style:name="T13" style:family="text">
      <style:text-properties fo:font-variant="normal" fo:text-transform="none" fo:color="#00a7a7" loext:opacity="100%" style:text-line-through-style="none" style:text-line-through-type="none" style:font-name="inherit" fo:font-size="12pt" fo:letter-spacing="normal" fo:font-style="normal" style:text-underline-style="none" fo:font-weight="bold" style:text-blinking="false" fo:background-color="#ffffff" loext:char-shading-value="0" loext:padding="0in" loext:border="none"/>
    </style:style>
    <style:style style:name="T14" style:family="text">
      <style:text-properties fo:font-variant="normal" fo:text-transform="none" fo:color="#808080" loext:opacity="100%" style:font-name="Monaco" fo:font-style="normal" fo:font-weight="normal" fo:background-color="#ffffff" loext:char-shading-value="0" loext:padding="0in" loext:border="none"/>
    </style:style>
    <style:style style:name="T15" style:family="text">
      <style:text-properties fo:font-variant="normal" fo:text-transform="none" fo:color="#7f0055" loext:opacity="100%" style:font-name="Monaco" fo:font-style="normal" fo:font-weight="bold" fo:background-color="#ffffff" loext:char-shading-value="0" loext:padding="0in" loext:border="none"/>
    </style:style>
    <style:style style:name="T16" style:family="text">
      <style:text-properties fo:font-variant="normal" fo:text-transform="none" style:font-name="Monaco" fo:font-style="normal" fo:font-weight="normal" fo:background-color="#ffffff" loext:char-shading-value="0" loext:padding="0in" loext:border="none"/>
    </style:style>
    <style:style style:name="T17"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18" style:family="text">
      <style:text-properties fo:font-variant="normal" fo:text-transform="none" fo:color="#000000" loext:opacity="100%" style:font-name="Monaco" fo:font-style="normal" fo:font-weight="normal" fo:background-color="#ffffff" loext:char-shading-value="0" loext:padding="0in" loext:border="none"/>
    </style:style>
    <style:style style:name="T19" style:family="text">
      <style:text-properties fo:font-variant="normal" fo:text-transform="none" fo:color="#000000" loext:opacity="100%" style:font-name="Monaco" fo:font-size="12pt" fo:letter-spacing="normal" fo:font-style="normal" fo:font-weight="bold" fo:background-color="#ffffff" loext:char-shading-value="0" loext:padding="0in" loext:border="none"/>
    </style:style>
    <style:style style:name="T20" style:family="text">
      <style:text-properties fo:font-variant="normal" fo:text-transform="none" fo:background-color="#ffffff" loext:char-shading-value="0" loext:padding="0in" loext:border="none"/>
    </style:style>
    <style:style style:name="T21" style:family="text">
      <style:text-properties fo:font-variant="normal" fo:text-transform="none" fo:color="#646464" loext:opacity="100%" style:font-name="Monaco" fo:font-style="normal" fo:font-weight="normal" fo:background-color="#ffffff" loext:char-shading-value="0" loext:padding="0in" loext:border="none"/>
    </style:style>
    <style:style style:name="T22" style:family="text">
      <style:text-properties fo:font-variant="normal" fo:text-transform="none" fo:color="#3f5fbf" loext:opacity="100%" style:font-name="Monaco" fo:font-style="normal" fo:font-weight="normal" fo:background-color="#ffffff" loext:char-shading-value="0" loext:padding="0in" loext:border="none"/>
    </style:style>
    <style:style style:name="T23" style:family="text">
      <style:text-properties fo:font-variant="normal" fo:text-transform="none" fo:color="#2a00ff" loext:opacity="100%" style:font-name="Monaco" fo:font-style="normal" fo:font-weight="normal" fo:background-color="#ffffff" loext:char-shading-value="0" loext:padding="0in" loext:border="none"/>
    </style:style>
    <style:style style:name="T24" style:family="text">
      <style:text-properties fo:color="#444444" loext:opacity="100%" style:font-name="inherit" fo:font-size="12pt" fo:font-weight="bold" fo:background-color="#ffffff" loext:char-shading-value="0" style:font-name-asian="inherit" style:font-size-asian="12pt" style:font-weight-asian="bold" style:font-name-complex="inherit" style:font-size-complex="12pt" style:font-weight-complex="bold" loext:padding="0in" loext:border="none"/>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5028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www.javabrahman.com/category/java-8/" text:style-name="Internet_20_link" text:visited-style-name="Visited_20_Internet_20_Link"><text:span text:style-name="T2">JAVA 8</text:span></text:a></text:p>
      <text:h text:style-name="P1" text:outline-level="1">Java 8 java.util.function.Supplier Tutorial with Examples</text:h>
      <text:p text:style-name="P4"><text:a xlink:type="simple" xlink:href="https://www.javabrahman.com/java-8/java-8-java-util-function-supplier-tutorial-with-examples/" text:style-name="Internet_20_link" text:visited-style-name="Visited_20_Internet_20_Link"><text:span text:style-name="T1">December 16, 2015</text:span></text:a></text:p>
      <text:p text:style-name="P5"><text:bookmark text:name="aswift_1_expand"/><text:bookmark text:name="aswift_1_anchor"/><text:span text:style-name="T4">Introduction</text:span><text:span text:style-name="T6">: Tutorial explains the in-built functional interface </text:span><text:span text:style-name="Source_20_Text"><text:span text:style-name="T9">Supplier&lt;T&gt;</text:span></text:span><text:span text:style-name="T6"> introduced in Java 8. It explains with the help of examples how the Supplier interface is to be used via its </text:span><text:span text:style-name="Source_20_Text"><text:span text:style-name="T9">get()</text:span></text:span><text:span text:style-name="T6"> method.</text:span></text:p>
      <text:p text:style-name="P5"><text:span text:style-name="T4">What is java.util.function.Supplier</text:span><text:span text:style-name="T6">: </text:span><text:span text:style-name="Source_20_Text"><text:span text:style-name="T9">Supplier&lt;T&gt;</text:span></text:span><text:span text:style-name="T6"> is an in-built </text:span><text:bookmark text:name="internal-link"/><text:a xlink:type="simple" xlink:href="https://www.javabrahman.com/java-8/functional-interfaces-java-8/" text:style-name="Internet_20_link" text:visited-style-name="Visited_20_Internet_20_Link"><text:span text:style-name="T13">functional interface</text:span></text:a><text:span text:style-name="T6"> introduced in Java 8 in the </text:span><text:span text:style-name="Source_20_Text"><text:span text:style-name="T9">java.util.function</text:span></text:span><text:span text:style-name="T6"> package. Supplier can be used in all contexts where there is no input but an output is expected.</text:span></text:p>
      <text:p text:style-name="P14"><text:span text:style-name="T6">Since Supplier is a functional interface, hence it can be used as the assignment target for a </text:span><text:bookmark text:name="internal-link2"/><text:a xlink:type="simple" xlink:href="https://www.javabrahman.com/java-8/lambda-expressions-java-8-explained-examples/" text:style-name="Internet_20_link" text:visited-style-name="Visited_20_Internet_20_Link"><text:span text:style-name="T13">lambda expression</text:span></text:a><text:span text:style-name="T6"> or a </text:span><text:bookmark text:name="internal-link1"/><text:a xlink:type="simple" xlink:href="https://www.javabrahman.com/java-8/java-8-method-references-tutorial-examples/" text:style-name="Internet_20_link" text:visited-style-name="Visited_20_Internet_20_Link"><text:span text:style-name="T13">method reference</text:span></text:a><text:span text:style-name="T6">.</text:span></text:p>
      <text:p text:style-name="P5"><text:span text:style-name="T4">Function Descriptor of </text:span><text:span text:style-name="Source_20_Text"><text:span text:style-name="T10">Supplier&lt;T&gt;</text:span></text:span><text:span text:style-name="T6">: Supplier’s Function Descriptor is </text:span><text:span text:style-name="T5">() -&gt; T </text:span><text:span text:style-name="T6">. This means that there is no input in the lambda definition and the return output is an object of type T. To understand Function Descriptors in details you can refer the </text:span><text:bookmark text:name="internal-link3"/><text:a xlink:type="simple" xlink:href="https://www.javabrahman.com/java-8/function-descriptors-java-8-explained/" text:style-name="Internet_20_link" text:visited-style-name="Visited_20_Internet_20_Link"><text:span text:style-name="T13">function descriptor tutorial</text:span></text:a><text:span text:style-name="T6">.</text:span></text:p>
      <text:p text:style-name="P5"><text:bookmark text:name="aswift_2_expand"/><text:bookmark text:name="aswift_2_anchor"/><text:span text:style-name="T4">Advantage of predefined java.util.function.Supplier</text:span><text:span text:style-name="T6">: In all scenarios where there is no input to an operation and it is expected to return an output the in-built functional interface </text:span><text:span text:style-name="Source_20_Text"><text:span text:style-name="T9">Supplier&lt;T&gt;</text:span></text:span><text:span text:style-name="T6"> can be used without the need to define a new functional interface every time.</text:span></text:p>
      <text:p text:style-name="P9">java.util.function.Supplier source code</text:p>
      <text:p text:style-name="P11">java.util.function.Supplier source code</text:p>
      <text:section text:style-name="Sect1" text:name="highlighter_388469">
        <table:table table:name="Table1" table:style-name="Table1">
          <table:table-column table:style-name="Table1.A"/>
          <table:table-row table:style-name="TableLine2048301192272">
            <table:table-cell table:style-name="Table1.A1" office:value-type="string">
              <text:p text:style-name="P3"><text:span text:style-name="Source_20_Text"><text:span text:style-name="T14">@FunctionalInterface</text:span></text:span></text:p>
              <text:p text:style-name="P3"><text:span text:style-name="Source_20_Text"><text:span text:style-name="T15">public</text:span></text:span><text:span text:style-name="T16"> </text:span><text:span text:style-name="Source_20_Text"><text:span text:style-name="T15">interface</text:span></text:span><text:span text:style-name="T16"> </text:span><text:span text:style-name="Source_20_Text"><text:span text:style-name="T18">Supplier&lt;T&gt; {</text:span></text:span></text:p>
              <text:p text:style-name="P3"><text:span text:style-name="Source_20_Text"><text:span text:style-name="T20">    </text:span></text:span><text:span text:style-name="Source_20_Text"><text:span text:style-name="T21">/**</text:span></text:span></text:p>
              <text:p text:style-name="P3"><text:span text:style-name="Source_20_Text"><text:span text:style-name="T20">     </text:span></text:span><text:span text:style-name="Source_20_Text"><text:span text:style-name="T21">* Gets a result.</text:span></text:span></text:p>
              <text:p text:style-name="P3"><text:span text:style-name="Source_20_Text"><text:span text:style-name="T20">     </text:span></text:span><text:span text:style-name="Source_20_Text"><text:span text:style-name="T21">* @return a result</text:span></text:span></text:p>
              <text:p text:style-name="P3"><text:span text:style-name="Source_20_Text"><text:span text:style-name="T20">     </text:span></text:span><text:span text:style-name="Source_20_Text"><text:span text:style-name="T21">*/</text:span></text:span></text:p>
              <text:p text:style-name="P3"><text:span text:style-name="Source_20_Text"><text:span text:style-name="T20">    </text:span></text:span><text:span text:style-name="Source_20_Text"><text:span text:style-name="T18">T get();</text:span></text:span></text:p>
              <text:p text:style-name="P3"><text:span text:style-name="Source_20_Text"><text:span text:style-name="T18">}</text:span></text:span></text:p>
            </table:table-cell>
          </table:table-row>
        </table:table>
        <text:p text:style-name="P12"/>
      </text:section>
      <text:p text:style-name="P6"><text:soft-page-break/><text:span text:style-name="T8">Salient Points regarding </text:span><text:span text:style-name="Source_20_Text"><text:span text:style-name="T11">Supplier&lt;T&gt;’</text:span></text:span><text:span text:style-name="T8">s source code </text:span><text:span text:style-name="T12">:</text:span></text:p>
      <text:list xml:id="list759890812" text:style-name="L1">
        <text:list-item>
          <text:p text:style-name="P7"><text:bookmark text:name="code-explanation-black"/><text:span text:style-name="Source_20_Text"><text:span text:style-name="T19">Supplier </text:span></text:span><text:span text:style-name="T6">has been defined with the generic type </text:span><text:span text:style-name="Source_20_Text"><text:span text:style-name="T19">T</text:span></text:span><text:span text:style-name="T6"> which is the same type which its </text:span><text:span text:style-name="Source_20_Text"><text:span text:style-name="T19">get()</text:span></text:span><text:span text:style-name="T6"> methods return as output.</text:span></text:p>
        </text:list-item>
        <text:list-item>
          <text:p text:style-name="P7"><text:span text:style-name="Source_20_Text"><text:span text:style-name="T19">get()</text:span></text:span><text:span text:style-name="T6"> method is the primary abstract method of the Supplier functional interface. Its function descriptor being </text:span><text:span text:style-name="T5">() -&gt; T </text:span><text:span text:style-name="T6">. I.e. </text:span><text:span text:style-name="Source_20_Text"><text:span text:style-name="T19">get()</text:span></text:span><text:span text:style-name="T6"> method takes no input and returns an output of type T. I will explain usage of </text:span><text:span text:style-name="Source_20_Text"><text:span text:style-name="T19">get()</text:span></text:span><text:span text:style-name="T6"> with detailed example in the next section.</text:span></text:p>
        </text:list-item>
        <text:list-item>
          <text:p text:style-name="P7"><text:span text:style-name="T6">All lambda definitions for Supplier must be written in accordance with </text:span><text:span text:style-name="Source_20_Text"><text:span text:style-name="T19">get()</text:span></text:span><text:span text:style-name="T6"> method’s signature, and conversely all lambdas with the same signature as that of </text:span><text:span text:style-name="Source_20_Text"><text:span text:style-name="T19">get()</text:span></text:span><text:span text:style-name="T6"> are candidates for assignment to an instance of Supplier interface.</text:span></text:p>
        </text:list-item>
      </text:list>
      <text:p text:style-name="P5"><text:span text:style-name="T4">Usage of </text:span><text:span text:style-name="Source_20_Text"><text:span text:style-name="T10">get()</text:span></text:span><text:span text:style-name="T4"> method of Supplier</text:span><text:span text:style-name="T6">:<text:line-break/>To understand the </text:span><text:span text:style-name="Source_20_Text"><text:span text:style-name="T9">get()</text:span></text:span><text:span text:style-name="T6"> method lets take a look at the </text:span><text:span text:style-name="Source_20_Text"><text:span text:style-name="T9">SupplierFunctionExample</text:span></text:span><text:span text:style-name="T6">’s code below, post which I have explained in detail how the code works-</text:span></text:p>
      <text:p text:style-name="P11">Code showing usage of Supplier.get() method</text:p>
      <text:section text:style-name="Sect1" text:name="highlighter_967365">
        <table:table table:name="Table2" table:style-name="Table2">
          <table:table-column table:style-name="Table2.A"/>
          <table:table-row table:style-name="TableLine2048170011376">
            <table:table-cell table:style-name="Table2.A1" office:value-type="string">
              <text:p text:style-name="P3"><text:span text:style-name="Source_20_Text"><text:span text:style-name="T22">//SupplierFunctionExample.java</text:span></text:span></text:p>
              <text:p text:style-name="P3"><text:span text:style-name="Source_20_Text"><text:span text:style-name="T15">import</text:span></text:span><text:span text:style-name="T16"> </text:span><text:span text:style-name="Source_20_Text"><text:span text:style-name="T18">java.util.Date;</text:span></text:span></text:p>
              <text:p text:style-name="P3"><text:span text:style-name="Source_20_Text"><text:span text:style-name="T15">import</text:span></text:span><text:span text:style-name="T16"> </text:span><text:span text:style-name="Source_20_Text"><text:span text:style-name="T18">java.util.function.Supplier;</text:span></text:span></text:p>
              <text:p text:style-name="P3"><text:span text:style-name="Source_20_Text"><text:span text:style-name="T15">public</text:span></text:span><text:span text:style-name="T16"> </text:span><text:span text:style-name="Source_20_Text"><text:span text:style-name="T15">class</text:span></text:span><text:span text:style-name="T16"> </text:span><text:span text:style-name="Source_20_Text"><text:span text:style-name="T18">SupplierFunctionExample {</text:span></text:span></text:p>
              <text:p text:style-name="P3"><text:span text:style-name="Source_20_Text"><text:span text:style-name="T20"> </text:span></text:span><text:span text:style-name="Source_20_Text"><text:span text:style-name="T15">public</text:span></text:span><text:span text:style-name="T16"> </text:span><text:span text:style-name="Source_20_Text"><text:span text:style-name="T15">static</text:span></text:span><text:span text:style-name="T16"> </text:span><text:span text:style-name="Source_20_Text"><text:span text:style-name="T15">void</text:span></text:span><text:span text:style-name="T16"> </text:span><text:span text:style-name="Source_20_Text"><text:span text:style-name="T18">main(String args[]) {</text:span></text:span></text:p>
              <text:p text:style-name="P3"><text:span text:style-name="Source_20_Text"><text:span text:style-name="T20">  </text:span></text:span><text:span text:style-name="Source_20_Text"><text:span text:style-name="T22">//Supplier instance with lambda expression</text:span></text:span></text:p>
              <text:p text:style-name="P3"><text:span text:style-name="Source_20_Text"><text:span text:style-name="T20">  </text:span></text:span><text:span text:style-name="Source_20_Text"><text:span text:style-name="T18">Supplier&lt;String&gt; helloStrSupplier = () -&gt; </text:span></text:span><text:span text:style-name="Source_20_Text"><text:span text:style-name="T15">new</text:span></text:span><text:span text:style-name="T16"> </text:span><text:span text:style-name="Source_20_Text"><text:span text:style-name="T18">String(</text:span></text:span><text:span text:style-name="Source_20_Text"><text:span text:style-name="T23">"Hello"</text:span></text:span><text:span text:style-name="Source_20_Text"><text:span text:style-name="T18">);</text:span></text:span></text:p>
              <text:p text:style-name="P3"><text:span text:style-name="Source_20_Text"><text:span text:style-name="T20">  </text:span></text:span><text:span text:style-name="Source_20_Text"><text:span text:style-name="T18">String helloStr = helloStrSupplier.get();</text:span></text:span></text:p>
              <text:p text:style-name="P3"><text:span text:style-name="Source_20_Text"><text:span text:style-name="T20">  </text:span></text:span><text:span text:style-name="Source_20_Text"><text:span text:style-name="T18">System.out.println(</text:span></text:span><text:span text:style-name="Source_20_Text"><text:span text:style-name="T23">"String in helloStr is-&gt;"</text:span></text:span><text:span text:style-name="Source_20_Text"><text:span text:style-name="T18">+helloStr+</text:span></text:span><text:span text:style-name="Source_20_Text"><text:span text:style-name="T23">"&lt;-"</text:span></text:span><text:span text:style-name="Source_20_Text"><text:span text:style-name="T18">);</text:span></text:span></text:p>
              <text:p text:style-name="P3"><text:span text:style-name="Source_20_Text"><text:span text:style-name="T20">  </text:span></text:span><text:span text:style-name="T20"> </text:span></text:p>
              <text:p text:style-name="P3"><text:span text:style-name="Source_20_Text"><text:span text:style-name="T20">  </text:span></text:span><text:span text:style-name="Source_20_Text"><text:span text:style-name="T22">//Supplier instance using method reference to default constructor</text:span></text:span></text:p>
              <text:p text:style-name="P3"><text:span text:style-name="Source_20_Text"><text:span text:style-name="T20">  </text:span></text:span><text:span text:style-name="Source_20_Text"><text:span text:style-name="T18">Supplier&lt;String&gt; emptyStrSupplier = String::</text:span></text:span><text:span text:style-name="Source_20_Text"><text:span text:style-name="T15">new</text:span></text:span><text:span text:style-name="Source_20_Text"><text:span text:style-name="T18">;</text:span></text:span></text:p>
              <text:p text:style-name="P3"><text:span text:style-name="Source_20_Text"><text:span text:style-name="T20">  </text:span></text:span><text:span text:style-name="Source_20_Text"><text:span text:style-name="T18">String emptyStr = emptyStrSupplier.get();</text:span></text:span></text:p>
              <text:p text:style-name="P3"><text:span text:style-name="Source_20_Text"><text:span text:style-name="T20">  </text:span></text:span><text:span text:style-name="Source_20_Text"><text:span text:style-name="T18">System.out.println(</text:span></text:span><text:span text:style-name="Source_20_Text"><text:span text:style-name="T23">"String in emptyStr is-&gt;"</text:span></text:span><text:span text:style-name="Source_20_Text"><text:span text:style-name="T18">+emptyStr+</text:span></text:span><text:span text:style-name="Source_20_Text"><text:span text:style-name="T23">"&lt;-"</text:span></text:span><text:span text:style-name="Source_20_Text"><text:span text:style-name="T18">);</text:span></text:span></text:p>
              <text:p text:style-name="P3"><text:span text:style-name="Source_20_Text"><text:span text:style-name="T20">  </text:span></text:span><text:span text:style-name="T20"> </text:span></text:p>
              <text:p text:style-name="P3"><text:span text:style-name="Source_20_Text"><text:span text:style-name="T20">  </text:span></text:span><text:span text:style-name="Source_20_Text"><text:span text:style-name="T22">//Supplier instance using method reference to a static method</text:span></text:span></text:p>
              <text:p text:style-name="P3"><text:span text:style-name="Source_20_Text"><text:span text:style-name="T20">  </text:span></text:span><text:span text:style-name="Source_20_Text"><text:span text:style-name="T18">Supplier&lt;Date&gt; dateSupplier= SupplierFunctionExample::getSystemDate;</text:span></text:span></text:p>
              <text:p text:style-name="P3"><text:span text:style-name="Source_20_Text"><text:span text:style-name="T20">  </text:span></text:span><text:span text:style-name="Source_20_Text"><text:span text:style-name="T18">Date systemDate = dateSupplier.get();</text:span></text:span></text:p>
              <text:p text:style-name="P3"><text:span text:style-name="Source_20_Text"><text:span text:style-name="T20">  </text:span></text:span><text:span text:style-name="Source_20_Text"><text:span text:style-name="T18">System.out.println(</text:span></text:span><text:span text:style-name="Source_20_Text"><text:span text:style-name="T23">"systemDate-&gt;"</text:span></text:span><text:span text:style-name="T16"> </text:span><text:span text:style-name="Source_20_Text"><text:span text:style-name="T18">+ systemDate);</text:span></text:span></text:p>
              <text:p text:style-name="P3"><text:span text:style-name="Source_20_Text"><text:span text:style-name="T20"> </text:span></text:span><text:span text:style-name="Source_20_Text"><text:span text:style-name="T18">}</text:span></text:span></text:p>
              <text:p text:style-name="P3"><text:span text:style-name="Source_20_Text"><text:span text:style-name="T20"> </text:span></text:span><text:span text:style-name="Source_20_Text"><text:span text:style-name="T15">public</text:span></text:span><text:span text:style-name="T16"> </text:span><text:span text:style-name="Source_20_Text"><text:span text:style-name="T15">static</text:span></text:span><text:span text:style-name="T16"> </text:span><text:span text:style-name="Source_20_Text"><text:span text:style-name="T18">Date getSystemDate() {</text:span></text:span></text:p>
              <text:p text:style-name="P3"><text:span text:style-name="Source_20_Text"><text:span text:style-name="T20">  </text:span></text:span><text:span text:style-name="Source_20_Text"><text:span text:style-name="T15">return</text:span></text:span><text:span text:style-name="T16"> </text:span><text:span text:style-name="Source_20_Text"><text:span text:style-name="T15">new</text:span></text:span><text:span text:style-name="T16"> </text:span><text:span text:style-name="Source_20_Text"><text:span text:style-name="T18">Date();</text:span></text:span></text:p>
              <text:p text:style-name="P3"><text:soft-page-break/><text:span text:style-name="Source_20_Text"><text:span text:style-name="T20"> </text:span></text:span><text:span text:style-name="Source_20_Text"><text:span text:style-name="T18">}</text:span></text:span></text:p>
              <text:p text:style-name="P3"><text:span text:style-name="Source_20_Text"><text:span text:style-name="T18">}</text:span></text:span></text:p>
            </table:table-cell>
          </table:table-row>
        </table:table>
        <text:p text:style-name="P12"/>
      </text:section>
      <text:p text:style-name="P15"><text:span text:style-name="Strong_20_Emphasis"><text:span text:style-name="T12"> </text:span></text:span><text:span text:style-name="Strong_20_Emphasis"><text:span text:style-name="T7">OUTPUT of the above code</text:span></text:span></text:p>
      <text:p text:style-name="P13">String in helloStr is-&gt;Hello&lt;-<text:line-break/>String in emptyStr is-&gt;&lt;-<text:line-break/>systemDate-&gt;Wed Dec 16 19:18:15 IST 2015</text:p>
      <text:p text:style-name="P10">Explanation of above example’s Code &amp; Output</text:p>
      <text:list xml:id="list835111247" text:style-name="L2">
        <text:list-item>
          <text:p text:style-name="P8"><text:bookmark text:name="code-explanation-black1"/><text:span text:style-name="Source_20_Text"><text:span text:style-name="T19">SupplierFunctionExample</text:span></text:span><text:span text:style-name="T6"> is my class with 2 methods – </text:span><text:span text:style-name="Source_20_Text"><text:span text:style-name="T19">main()</text:span></text:span><text:span text:style-name="T6"> &amp; </text:span><text:span text:style-name="Source_20_Text"><text:span text:style-name="T19">getSystemDate()</text:span></text:span><text:span text:style-name="T6">.</text:span></text:p>
        </text:list-item>
        <text:list-item>
          <text:p text:style-name="P8"><text:span text:style-name="Source_20_Text"><text:span text:style-name="T19">getSystemDate()</text:span></text:span><text:span text:style-name="T6"> is a static method which simply returns the current system date and does not take any input. The method signature matches the function descriptor of Supplier i.e. </text:span><text:span text:style-name="T5">() -&gt; T </text:span><text:span text:style-name="T6">.</text:span></text:p>
        </text:list-item>
        <text:list-item>
          <text:p text:style-name="P8"><text:span text:style-name="Strong_20_Emphasis"><text:span text:style-name="T3">In </text:span></text:span><text:span text:style-name="Strong_20_Emphasis"><text:span text:style-name="Source_20_Text"><text:span text:style-name="T19">main()</text:span></text:span></text:span><text:span text:style-name="Strong_20_Emphasis"><text:span text:style-name="T3"> method I have shown how to instantiate a Supplier interface instance in following 3 ways</text:span></text:span><text:span text:style-name="T6">–</text:span></text:p>
          <text:list>
            <text:list-item>
              <text:p text:style-name="P8"><text:span text:style-name="Strong_20_Emphasis"><text:span text:style-name="T3">Using a Lambda Expression</text:span></text:span><text:span text:style-name="T6">: I have defined a a lambda expression which takes no input and returns a new String object with value set to “hello”. This lambda I have assigned to a </text:span><text:span text:style-name="Source_20_Text"><text:span text:style-name="T19">Supplier&lt;String&gt;</text:span></text:span><text:span text:style-name="T6"> instance named </text:span><text:span text:style-name="Source_20_Text"><text:span text:style-name="T19">helloStrSupplier</text:span></text:span><text:span text:style-name="T6">. Invoking functional method </text:span><text:span text:style-name="Source_20_Text"><text:span text:style-name="T19">get()</text:span></text:span><text:span text:style-name="T6"> on </text:span><text:span text:style-name="Source_20_Text"><text:span text:style-name="T19">helloStrSupplier</text:span></text:span><text:span text:style-name="T6"> gives us a String </text:span><text:span text:style-name="Source_20_Text"><text:span text:style-name="T19">helloStr</text:span></text:span><text:span text:style-name="T6"> which is then printed to show that it indeed contains the value “hello”.</text:span></text:p>
            </text:list-item>
            <text:list-item>
              <text:p text:style-name="P8"><text:span text:style-name="Strong_20_Emphasis"><text:span text:style-name="T3">Using a Method Reference to default constructor of </text:span></text:span><text:span text:style-name="Strong_20_Emphasis"><text:span text:style-name="Source_20_Text"><text:span text:style-name="T19">String</text:span></text:span></text:span><text:span text:style-name="T6">: Method Reference to the default constructor of </text:span><text:span text:style-name="Source_20_Text"><text:span text:style-name="T19">String</text:span></text:span><text:span text:style-name="T6"> is used to create a </text:span><text:span text:style-name="Source_20_Text"><text:span text:style-name="T19">Supplier&lt;String&gt;</text:span></text:span><text:span text:style-name="T6"> instance named </text:span><text:span text:style-name="Source_20_Text"><text:span text:style-name="T19">emptyStrSupplier</text:span></text:span><text:span text:style-name="T6">. </text:span><text:span text:style-name="Source_20_Text"><text:span text:style-name="T19">emptyStrSupplier</text:span></text:span><text:span text:style-name="T6"> is then used to create a String object named </text:span><text:span text:style-name="Source_20_Text"><text:span text:style-name="T19">emptyStr</text:span></text:span><text:span text:style-name="T6"> using the </text:span><text:span text:style-name="Source_20_Text"><text:span text:style-name="T19">get()</text:span></text:span><text:span text:style-name="T6"> method. </text:span><text:span text:style-name="Source_20_Text"><text:span text:style-name="T19">emptyStr</text:span></text:span><text:span text:style-name="T6">‘s value is then printed to show its value is empty as defined.</text:span></text:p>
            </text:list-item>
            <text:list-item>
              <text:p text:style-name="P8"><text:span text:style-name="Strong_20_Emphasis"><text:span text:style-name="T3">Using a Method Reference to </text:span></text:span><text:span text:style-name="Strong_20_Emphasis"><text:span text:style-name="Source_20_Text"><text:span text:style-name="T19">getSystemDate()</text:span></text:span></text:span><text:span text:style-name="T6">: Method Reference to the </text:span><text:span text:style-name="Source_20_Text"><text:span text:style-name="T19">getSystemDate()</text:span></text:span><text:span text:style-name="T6"> method of </text:span><text:span text:style-name="Source_20_Text"><text:span text:style-name="T19">SupplierFunctionExample</text:span></text:span><text:span text:style-name="T6"> class is used to create a </text:span><text:span text:style-name="Source_20_Text"><text:span text:style-name="T19">Supplier&lt;Date&gt;</text:span></text:span><text:span text:style-name="T6"> instance named </text:span><text:span text:style-name="Source_20_Text"><text:span text:style-name="T19">dateSupplier</text:span></text:span><text:span text:style-name="T6">. </text:span><text:span text:style-name="Source_20_Text"><text:span text:style-name="T19">dateStrSupplier</text:span></text:span><text:span text:style-name="T6"> is then used to create a </text:span><text:span text:style-name="Source_20_Text"><text:span text:style-name="T19">Date</text:span></text:span><text:span text:style-name="T6"> object named </text:span><text:span text:style-name="Source_20_Text"><text:span text:style-name="T19">systemDate</text:span></text:span><text:span text:style-name="T6"> by invoking </text:span><text:span text:style-name="Source_20_Text"><text:span text:style-name="T19">get()</text:span></text:span><text:span text:style-name="T6"> method on </text:span><text:soft-page-break/><text:span text:style-name="T6">it. </text:span><text:span text:style-name="Source_20_Text"><text:span text:style-name="T19">systemDate</text:span></text:span><text:span text:style-name="T6">‘s value is then printed to show its value. Value printed is of 16-Dec when I ran this example.</text:span></text:p>
            </text:list-item>
          </text:list>
        </text:list-item>
      </text:list>
      <text:p text:style-name="P5"><text:span text:style-name="T4">Summary</text:span><text:span text:style-name="T6">: In this tutorial we looked at what is the </text:span><text:span text:style-name="Source_20_Text"><text:span text:style-name="T9">Supplier&lt;T&gt;</text:span></text:span><text:span text:style-name="T6"> in-built interface defined in Java 8 and what is its main advantage. We then looked at how to use the </text:span><text:span text:style-name="Source_20_Text"><text:span text:style-name="T9">Supplier&lt;T&gt;</text:span></text:span><text:span text:style-name="T6"> interface using its </text:span><text:span text:style-name="Source_20_Text"><text:span text:style-name="T9">get()</text:span></text:span><text:span text:style-name="T6"> method with an example.</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Monaco, 'Lucida Console', 'Liberation Mono', 'DejaVu Sans Mono', 'Bitstream Vera Sans Mono', 'Courier New'"/>
    <style:font-face style:name="Lato" svg:font-family="Lat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aco" svg:font-family="Monaco, Consolas, 'Bitstream Vera Sans Mono', 'Courier New', Courier, monospac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5T20:36:34.868000000</dc:date>
    <meta:editing-duration>PT39S</meta:editing-duration>
    <meta:editing-cycles>1</meta:editing-cycles>
    <meta:document-statistic meta:table-count="2" meta:image-count="0" meta:object-count="0" meta:page-count="4" meta:paragraph-count="58" meta:word-count="752" meta:character-count="5061" meta:non-whitespace-character-count="4313"/>
    <meta:generator>LibreOffice/7.2.0.4$Windows_X86_64 LibreOffice_project/9a9c6381e3f7a62afc1329bd359cc48accb6435b</meta:generator>
  </office:meta>
</office:document-meta>
</file>